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4000000FA70611A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876cm" svg:height="15.24cm" svg:x="0.508cm" svg:y="0.508cm">
          <draw:image xlink:href="Pictures/10000000000001B4000000FA70611A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2:53:43.073243255</meta:creation-date>
    <dc:date>2014-10-20T22:54:33.061244909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